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2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,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,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,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X" calcext:value-type="string">
            <text:p>X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,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X" calcext:value-type="string">
            <text:p>X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,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,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,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,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,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,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,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X" calcext:value-type="string">
            <text:p>X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,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X" calcext:value-type="string">
            <text:p>X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,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,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,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,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,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,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,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X" calcext:value-type="string">
            <text:p>X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,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X" calcext:value-type="string">
            <text:p>X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,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,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,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,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,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,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,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X" calcext:value-type="string">
            <text:p>X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,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X" calcext:value-type="string">
            <text:p>X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,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,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,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,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,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,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,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X" calcext:value-type="string">
            <text:p>X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,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X" calcext:value-type="string">
            <text:p>X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,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,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,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,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62"/>
          <table:table-cell table:style-name="ce182"/>
          <table:table-cell table:style-name="ce262" table:number-columns-spanned="3" table:number-rows-spanned="1"/>
          <table:covered-table-cell table:number-columns-repeated="2" table:style-name="ce264"/>
          <table:table-cell table:style-name="ce194" table:number-columns-spanned="2" table:number-rows-spanned="1"/>
          <table:covered-table-cell table:style-name="ce264"/>
          <table:table-cell table:style-name="ce262" table:number-columns-spanned="3" table:number-rows-spanned="1"/>
          <table:covered-table-cell table:number-columns-repeated="2" table:style-name="ce264"/>
          <table:table-cell table:style-name="ce194" table:number-columns-spanned="2" table:number-rows-spanned="1"/>
          <table:covered-table-cell table:style-name="ce264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,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,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,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X" calcext:value-type="string">
            <text:p>X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,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X" calcext:value-type="string">
            <text:p>X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,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,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,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,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64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,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,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,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X" calcext:value-type="string">
            <text:p>X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,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X" calcext:value-type="string">
            <text:p>X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,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,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,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,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31" table:number-columns-repeated="6"/>
          <table:table-cell table:style-name="ce82"/>
          <table:table-cell table:style-name="ce31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,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5"/>
          <table:table-cell table:style-name="ce31" table:number-columns-repeated="3"/>
          <table:table-cell table:style-name="ce99"/>
          <table:table-cell table:style-name="ce31" table:number-columns-repeated="2"/>
          <table:table-cell table:style-name="ce106"/>
          <table:table-cell table:style-name="ce31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,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31" table:number-columns-repeated="2"/>
          <table:table-cell table:style-name="ce82"/>
          <table:table-cell table:style-name="ce31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31"/>
          <table:table-cell table:style-name="ce76"/>
          <table:table-cell table:style-name="ce77" table:number-columns-repeated="6"/>
          <table:table-cell table:style-name="ce31" table:number-columns-repeated="2"/>
          <table:table-cell table:style-name="ce35"/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,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X" calcext:value-type="string">
            <text:p>X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31"/>
          <table:table-cell table:style-name="ce77" table:number-columns-repeated="2"/>
          <table:table-cell table:style-name="ce91"/>
          <table:table-cell table:style-name="ce77" table:number-columns-repeated="4"/>
          <table:table-cell table:style-name="ce31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,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31"/>
          <table:table-cell table:style-name="ce77" table:number-columns-repeated="7"/>
          <table:table-cell table:style-name="ce31"/>
          <table:table-cell table:style-name="ce35"/>
          <table:table-cell table:style-name="ce31"/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1"/>
          <table:table-cell table:style-name="ce77" table:number-columns-repeated="2"/>
          <table:table-cell table:style-name="ce92"/>
          <table:table-cell table:style-name="ce77"/>
          <table:table-cell table:style-name="ce78"/>
          <table:table-cell table:style-name="ce101"/>
          <table:table-cell table:style-name="ce76"/>
          <table:table-cell table:style-name="ce3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X" calcext:value-type="string">
            <text:p>X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,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31"/>
          <table:table-cell table:style-name="ce78"/>
          <table:table-cell table:style-name="ce77"/>
          <table:table-cell table:style-name="ce93"/>
          <table:table-cell table:style-name="ce76"/>
          <table:table-cell table:style-name="ce77" table:number-columns-repeated="3"/>
          <table:table-cell table:style-name="ce31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,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31"/>
          <table:table-cell table:style-name="ce77" table:number-columns-repeated="3"/>
          <table:table-cell table:style-name="ce78"/>
          <table:table-cell table:style-name="ce76"/>
          <table:table-cell table:style-name="ce77" table:number-columns-repeated="2"/>
          <table:table-cell table:style-name="ce31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,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1" table:number-columns-repeated="8"/>
          <table:table-cell table:style-name="ce35"/>
          <table:table-cell table:style-name="ce31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,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percentage" office:value="1" calcext:value-type="percentage">
            <text:p>100,00 %</text:p>
          </table:table-cell>
          <table:table-cell table:number-columns-repeated="5"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NM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,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,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4" office:value-type="percentage" office:value="1" calcext:value-type="percentage">
            <text:p>100,00 %</text:p>
          </table:table-cell>
          <table:table-cell table:number-columns-repeated="6" table:style-name="ce24" office:value-type="string" calcext:value-type="string">
            <text:p>X</text:p>
          </table:table-cell>
          <table:table-cell table:style-name="ce202" office:value-type="string" calcext:value-type="string">
            <text:p>NM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,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,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4" office:value-type="string" calcext:value-type="string">
            <text:p>X</text:p>
          </table:table-cell>
          <table:table-cell table:style-name="ce24" office:value-type="percentage" office:value="1" calcext:value-type="percentage">
            <text:p>100,00 %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4" office:value-type="string" calcext:value-type="string">
            <text:p>X</text:p>
          </table:table-cell>
          <table:table-cell table:style-name="ce42" office:value-type="percentage" office:value="1" calcext:value-type="percentage">
            <text:p>100,00 %</text:p>
          </table:table-cell>
          <table:table-cell table:number-columns-repeated="6" table:style-name="ce4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,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X" calcext:value-type="string">
            <text:p>X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,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X" calcext:value-type="string">
            <text:p>X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65" office:value-type="percentage" office:value="1" calcext:value-type="percentage">
            <text:p>100,00 %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43" office:value-type="string" calcext:value-type="string">
            <text:p>NM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,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,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4" office:value-type="string" calcext:value-type="string">
            <text:p>NM</text:p>
          </table:table-cell>
          <table:table-cell table:number-columns-repeated="7" table:style-name="ce43" office:value-type="string" calcext:value-type="string">
            <text:p>NM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string" calcext:value-type="string">
            <text:p>P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66" office:value-type="string" calcext:value-type="string">
            <text:p>NM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42" office:value-type="percentage" office:value="1" calcext:value-type="percentage">
            <text:p>100,00 %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X" calcext:value-type="string">
            <text:p>X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,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,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67" office:value-type="string" calcext:value-type="string">
            <text:p>NM</text:p>
          </table:table-cell>
          <table:table-cell table:style-name="ce42" office:value-type="percentage" office:value="1" calcext:value-type="percentage">
            <text:p>100,00 %</text:p>
          </table:table-cell>
          <table:table-cell table:number-columns-repeated="3" table:style-name="ce4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,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,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3" office:value-type="string" calcext:value-type="string">
            <text:p>X</text:p>
          </table:table-cell>
          <table:table-cell table:style-name="ce42" office:value-type="percentage" office:value="1" calcext:value-type="percentage">
            <text:p>100,00 %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,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,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4" office:value-type="string" calcext:value-type="string">
            <text:p>X</text:p>
          </table:table-cell>
          <table:table-cell table:style-name="ce24" office:value-type="percentage" office:value="1" calcext:value-type="percentage">
            <text:p>100,00 %</text:p>
          </table:table-cell>
          <table:table-cell table:style-name="ce24" office:value-type="string" calcext:value-type="string">
            <text:p>NM</text:p>
          </table:table-cell>
          <table:table-cell table:style-name="ce24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,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,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C95:'season3-2021'.M104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C95:'season3-2021'.M104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C95:'season3-2021'.M104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 style:data-style-name="N2" text:time-value="09:45:39.6722492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25T10:05:24.240371206</dc:date>
    <meta:editing-duration>PT2H51S</meta:editing-duration>
    <meta:editing-cycles>26</meta:editing-cycles>
    <meta:document-statistic meta:table-count="1" meta:cell-count="2478" meta:object-count="0"/>
  </office:meta>
</office:document-meta>
</file>